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Calibri" svg:font-family="Calibri" style:font-family-generic="swiss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officeooo:paragraph-rsid="001bb2db"/>
    </style:style>
    <style:style style:name="P6" style:family="paragraph" style:parent-style-name="Frame_20_contents">
      <style:paragraph-properties fo:text-align="start" style:justify-single-word="false"/>
      <style:text-properties style:font-name="Calibri" fo:font-size="12pt" fo:font-weight="bold" officeooo:paragraph-rsid="001d0935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text-underline-style="none" fo:font-weight="normal" style:font-size-asian="10.5pt"/>
    </style:style>
    <style:style style:name="T6" style:family="text">
      <style:text-properties style:font-name="Times New Roman" fo:font-size="12pt" style:text-underline-style="none" fo:font-weight="normal" officeooo:rsid="001bdcf5" style:font-size-asian="10.5pt"/>
    </style:style>
    <style:style style:name="T7" style:family="text">
      <style:text-properties officeooo:rsid="001d0935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8cm" svg:y="0.295cm" svg:width="7.631cm" svg:height="2.833cm" draw:z-index="1"><draw:text-box><text:p text:style-name="P6"><text:span text:style-name="T3"><text:conditional-text text:condition="ooow:&quot;view.do_mailing()&quot;" text:string-value-if-true="&quot;mailed_data['description']&quot;" text:string-value-if-false="">mailed_data['description']</text:conditional-text></text:spa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</text:p>
      <text:p text:style-name="UrbanBody"/>
      <text:p text:style-name="P4"/>
      <text:p text:style-name="UrbanBody"/>
      <text:p text:style-name="UrbanBody"><office:annotation><dc:creator>Gauthier Bastien</dc:creator><dc:date>2011-02-16T16:12:24</dc:date><text:p text:style-name="P7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<text:span text:style-name="T7">Madame, </text:span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P5"><text:span text:style-name="T5">Conformément à l'article </text:span><text:span text:style-name="T6">30 du 11 mars 1999 Décret relatif au permis d'environnement (MB 08.06.1999 – err. 22.12.1999)</text:span><text:span text:style-name="T5">, <text:s/>nous</text:span>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<text:span text:style-name="T7">Madame,</text:span>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do text</text:p><text:p text:style-name="P7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Calibri" svg:font-family="Calibri" style:font-family-generic="swiss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02:39.091557325</dc:date>
    <dc:language>fr-FR</dc:language>
    <meta:editing-cycles>82</meta:editing-cycles>
    <meta:editing-duration>P1DT13H2M4S</meta:editing-duration>
    <meta:document-statistic meta:table-count="0" meta:image-count="0" meta:object-count="0" meta:page-count="1" meta:paragraph-count="16" meta:word-count="128" meta:character-count="965" meta:non-whitespace-character-count="864"/>
    <meta:user-defined meta:name="Info 1"/>
    <meta:user-defined meta:name="Info 2"/>
    <meta:user-defined meta:name="Info 3"/>
    <meta:user-defined meta:name="Info 4"/>
  </office:meta>
</office:document-meta>
</file>